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4f0c2c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dbc45" style:font-size-asian="14pt" style:font-weight-asian="bold" style:font-size-complex="14pt" style:font-weight-complex="bold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4" style:family="paragraph" style:parent-style-name="Standard">
      <style:paragraph-properties fo:text-align="end" style:justify-single-word="false"/>
      <style:text-properties style:font-name="Liberation Sans"/>
    </style:style>
    <style:style style:name="P45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eb1f9" style:font-size-asian="8pt" style:font-size-complex="8pt"/>
    </style:style>
    <style:style style:name="T3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4" style:family="text">
      <style:text-properties style:font-name="Liberation Sans" fo:font-size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9" style:family="text">
      <style:text-properties style:font-name="Arial1" style:font-name-asian="Microsoft YaHei" style:font-name-complex="Mangal"/>
    </style:style>
    <style:style style:name="T10" style:family="text">
      <style:text-properties style:font-name="Arial1" officeooo:rsid="00508608" style:font-name-asian="Microsoft YaHei" style:font-name-complex="Mang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5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6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7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8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9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20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1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2" style:family="text">
      <style:text-properties style:font-name-complex="Mangal"/>
    </style:style>
    <style:style style:name="T23" style:family="text">
      <style:text-properties officeooo:rsid="007e0104" style:font-name-complex="Mangal"/>
    </style:style>
    <style:style style:name="T24" style:family="text">
      <style:text-properties officeooo:rsid="00289a3a"/>
    </style:style>
    <style:style style:name="T25" style:family="text">
      <style:text-properties style:font-name-asian="Microsoft YaHei" style:font-name-complex="Mang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1"><text:span text:style-name="T6">Address: </text:span><text:span text:style-name="T14"><text:placeholder text:placeholder-type="text">&lt;display_address(o.company_id.partner_id)&gt;</text:placeholder></text:span></text:p>
            <text:p text:style-name="P26"><text:span text:style-name="T20"><text:placeholder text:placeholder-type="text">&lt;o.company_id.tin_label or 'TIN'&gt;</text:placeholder></text:span><text:span text:style-name="T20">: </text:span><text:span text:style-name="T18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8"><text:span text:style-name="T10">Shipping</text:span><text:span text:style-name="T9"> Invoice No</text:span><text:span text:style-name="T25"> </text:span><text:span text:style-name="T20"><text:placeholder text:placeholder-type="text">&lt;o.name or ''&gt;</text:placeholder></text:span></text:p>
            <text:p text:style-name="P18">Contains <text:page-count>2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2"><text:span text:style-name="T6">Phone:<text:tab/></text:span><text:span text:style-name="T18"><text:placeholder text:placeholder-type="text">&lt;o.company_id.partner_id.phone or ''&gt;</text:placeholder></text:span><text:span text:style-name="T19"> </text:span><text:line-break/><text:span text:style-name="T6">Fax:<text:tab/></text:span><text:span text:style-name="T18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2"><text:span text:style-name="T6">Email:<text:tab/></text:span><text:span text:style-name="T18"><text:placeholder text:placeholder-type="text">&lt;o.company_id.partner_id.email or ''&gt;</text:placeholder></text:span><text:line-break/><text:span text:style-name="T6">Web:<text:tab/></text:span><text:span text:style-name="T18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7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7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9"><text:span text:style-name="T6">Address:<text:tab/></text:span><text:span text:style-name="T14"><text:placeholder text:placeholder-type="text">&lt;get_street(o.partner_invoice_id)&gt;</text:placeholder></text:span><text:span text:style-name="T12"><text:line-break/><text:tab/></text:span><text:span text:style-name="T14"><text:placeholder text:placeholder-type="text">&lt;get_street2(o.partner_invoice_id)&gt;</text:placeholder></text:span><text:span text:style-name="T12"><text:line-break/><text:tab/></text:span><text:span text:style-name="T14"><text:placeholder text:placeholder-type="text">&lt;get_address(o.partner_invoice_id)&gt;</text:placeholder></text:span><text:span text:style-name="T12"><text:line-break/><text:tab/></text:span><text:span text:style-name="T15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T6">Address:<text:tab/></text:span><text:span text:style-name="T14"><text:placeholder text:placeholder-type="text">&lt;get_street(o.partner_shipping_id)&gt;</text:placeholder></text:span><text:span text:style-name="T11"><text:line-break/></text:span><text:span text:style-name="T13"><text:tab/></text:span><text:span text:style-name="T14"><text:placeholder text:placeholder-type="text">&lt;get_street2(o.partner_shipping_id)&gt;</text:placeholder></text:span><text:span text:style-name="T11"><text:line-break/></text:span><text:span text:style-name="T13"><text:tab/></text:span><text:span text:style-name="T14"><text:placeholder text:placeholder-type="text">&lt;get_address(o.partner_shipping_id)&gt;</text:placeholder></text:span><text:span text:style-name="T11"><text:line-break/></text:span><text:span text:style-name="T13"><text:tab/></text:span><text:span text:style-name="T15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6">Phone:<text:tab/></text:span><text:span text:style-name="T18"><text:placeholder text:placeholder-type="text">&lt;o.partner_invoice_id.phone or ''&gt;</text:placeholder></text:span><text:line-break/><text:span text:style-name="T6">Fax:<text:tab/></text:span><text:span text:style-name="T18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<text:span text:style-name="T6">Phone:<text:tab/></text:span><text:span text:style-name="T18"><text:placeholder text:placeholder-type="text">&lt;o.partner_shipping_id.phone or ''&gt;</text:placeholder></text:span><text:line-break/><text:span text:style-name="T6">Fax:<text:tab/></text:span><text:span text:style-name="T18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6">Email:<text:tab/></text:span><text:span text:style-name="T18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<text:span text:style-name="T6">Email:<text:tab/></text:span><text:span text:style-name="T18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5">Invoice date:</text:span> <text:span text:style-name="T8"><text:placeholder text:placeholder-type="text">&lt;o.date_order or ''&gt;</text:placeholder></text:span><text:line-break/><text:span text:style-name="T5">Delivery date:</text:span> <text:s/><text:span text:style-name="T8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6"><text:span text:style-name="T5">Order number:</text:span> <text:span text:style-name="T8"><text:placeholder text:placeholder-type="text">&lt;o.tracking_number or ''&gt;</text:placeholder></text:span><text:line-break/><text:span text:style-name="T5">Payment:</text:span> <text:span text:style-name="T8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E1" office:value-type="string"><text:p text:style-name="P16"><text:span text:style-name="T5">Ship via: </text:span><text:span text:style-name="T8"><text:placeholder text:placeholder-type="text">&lt;o.carrier_id.name or ''&gt;</text:placeholder></text:span><text:line-break/><text:span text:style-name="T5">Tracking #:</text:span> <text:span text:style-name="T8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44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45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6"><text:span text:style-name="T23"><text:placeholder text:placeholder-type="text">&lt;formatLang(l.product_uom_qty)&gt;</text:placeholder></text:span><text:span text:style-name="T23"> </text:span><text:span text:style-name="T23"><text:placeholder text:placeholder-type="text">&lt;l.product_uom.name or ''&gt;</text:placeholder></text:span></text:p>
          </table:table-cell>
          <table:table-cell table:style-name="Table5.B4" office:value-type="string">
            <text:p text:style-name="P4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1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2"><text:placeholder text:placeholder-type="text">&lt;formatLang(l.discount)&gt;</text:placeholder>%</text:p>
          </table:table-cell>
          <table:table-cell table:style-name="Table5.B4" office:value-type="string">
            <text:p text:style-name="P47"><text:span text:style-name="T22"><text:s text:c="2"/></text:span><text:span text:style-name="T22"><text:placeholder text:placeholder-type="text">&lt;o.currency_id.name or ''&gt;</text:placeholder></text:span><text:span text:style-name="T22"> </text:span><text:span text:style-name="T22"><text:placeholder text:placeholder-type="text">&lt;formatLang(l.price_subtotal)&gt;</text:placeholder></text:span></text:p>
          </table:table-cell>
          <table:table-cell table:style-name="Table5.B4" office:value-type="string">
            <text:p text:style-name="P50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58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811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14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3"><text:span text:style-name="T18"><text:placeholder text:placeholder-type="text">&lt;o.currency_id.name or ''&gt;</text:placeholder></text:span><text:span text:style-name="T18"> <text:s/></text:span><text:span text:style-name="T18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4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5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<text:span text:style-name="T24">Total </text:span>Amount:</text:p></table:table-cell><table:table-cell table:style-name="Table3.A2" office:value-type="string"><text:p text:style-name="P56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43"><text:bookmark text:name="docs-internal-guid-b32ac062-bbdb-d414-07ec-b9a2cd11c944"/><text:span text:style-name="T26">Amount Paid</text:span><text:span text:style-name="T4">:</text:span></text:p></table:table-cell><table:table-cell table:style-name="Table3.A2" office:value-type="string"><text:p text:style-name="P56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7"><text:span text:style-name="T21"><text:placeholder text:placeholder-type="text">&lt;o.currency_id.name or ''&gt;</text:placeholder></text:span><text:span text:style-name="T21"> </text:span><text:span text:style-name="T21"><text:placeholder text:placeholder-type="text">&lt;formatLang(o.balance)&gt;</text:placeholder></text:span></text:p></table:table-cell></table:table-row><table:table-row table:style-name="Table3.7"><table:table-cell table:style-name="Table3.A7" table:number-columns-spanned="5" office:value-type="string"><text:p text:style-name="P33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5">Bank:<text:tab/><text:span text:style-name="T16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6"><text:span text:style-name="T6">SWIFT Code:<text:tab/></text:span><text:span text:style-name="T7"><text:line-break/></text:span><text:span text:style-name="T6">Bank Code:</text:span></text:p></table:table-cell><table:table-cell table:style-name="Table3.B9" office:value-type="string"><text:p text:style-name="P40"><text:placeholder text:placeholder-type="text">&lt;o.company_id.bank_ids and o.company_id.bank_ids[0].swift_code or ''&gt;</text:placeholder></text:p><text:p text:style-name="P25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7"><text:span text:style-name="T6">Bank Address:<text:tab/></text:span><text:span text:style-name="T14"><text:placeholder text:placeholder-type="text">&lt;o.company_id.bank_ids and get_street(o.company_id.bank_ids[0].bank) or ''&gt;</text:placeholder></text:span><text:span text:style-name="T14">, </text:span><text:span text:style-name="T14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4">Account Number:</text:p><text:p text:style-name="P34">Account Name:</text:p></table:table-cell><table:table-cell table:style-name="Table3.B10" office:value-type="string"><text:p text:style-name="P41"><text:placeholder text:placeholder-type="text">&lt;o.company_id.bank_ids and o.company_id.bank_ids[0].acc_number or ''&gt;</text:placeholder></text:p><text:p text:style-name="P4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8"><text:tab/>*<text:tab/>Note:<text:tab/>To avoid delays, please ensure the full amount is transferred without deduction of bank fees.</text:p><text:p text:style-name="P39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4a3ef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officeooo:rsid="004eb1f9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2">Invoice </text:span><text:span text:style-name="MT3"><text:placeholder text:placeholder-type="text">&lt;o.name or ''&gt;</text:placeholder></text:span><text:span text:style-name="MT2"> | page </text:span><text:span text:style-name="MT2"><text:page-number text:select-page="current">1</text:page-number></text:span><text:span text:style-name="MT2"> of </text:span><text:span text:style-name="MT2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9</meta:editing-cycles>
    <meta:print-date>2015-06-22T15:54:00</meta:print-date>
    <meta:creation-date>2015-06-23T08:43:00</meta:creation-date>
    <dc:date>2015-10-26T23:36:46.422624326</dc:date>
    <dc:language>en-CA</dc:language>
    <meta:editing-duration>PT1H30M9S</meta:editing-duration>
    <meta:generator>LibreOffice/4.4.2.2$Linux_X86_64 LibreOffice_project/40m0$Build-2</meta:generator>
    <meta:document-statistic meta:table-count="5" meta:image-count="1" meta:object-count="0" meta:page-count="2" meta:paragraph-count="64" meta:word-count="288" meta:character-count="3053" meta:non-whitespace-character-count="28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